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5.95cm"/>
    </style:style>
    <style:style style:name="ro12" style:family="table-row">
      <style:table-row-properties style:row-height="0.923cm" fo:break-before="auto" style:use-optimal-row-height="true"/>
    </style:style>
    <style:style style:name="ro13" style:family="table-row">
      <style:table-row-properties style:row-height="1.356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3.422cm" fo:break-before="auto" style:use-optimal-row-height="tru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7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2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6e6ff"/>
    </style:style>
  </office:automatic-styles>
  <office:body>
    <office:spreadsheet>
      <table:table table:name="Feuille1" table:style-name="ta1" table:print="false">
        <table:table-column table:style-name="co6" table:default-cell-style-name="ce1"/>
        <table:table-column table:style-name="co2" table:number-columns-repeated="1013" table:default-cell-style-name="ce1"/>
        <table:table-row table:style-name="ro5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5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[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yu)</text:p>
          </table:table-cell>
          <table:table-cell table:style-name="ce6" office:value-type="string">
            <text:p>to carry</text:p>
          </table:table-cell>
          <table:table-cell table:style-name="ce3"/>
          <table:table-cell table:style-name="ce6"/>
          <table:table-cell table:number-columns-repeated="1004"/>
        </table:table-row>
        <table:table-row table:style-name="ro5">
          <table:table-cell office:value-type="string">
            <text:p>[pʰ|p]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6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7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8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6"/>
          <table:table-cell table:style-name="ce3"/>
          <table:table-cell table:number-columns-repeated="1005"/>
        </table:table-row>
        <table:table-row table:style-name="ro8">
          <table:table-cell office:value-type="string">
            <text:p>[ts|s]ek &gt; sek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6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8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8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9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5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9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5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6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9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7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9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7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5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8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7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8">
          <table:table-cell office:value-type="string">
            <text:p>dz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6" office:value-type="string">
            <text:p>eat</text:p>
          </table:table-cell>
          <table:table-cell table:number-columns-repeated="1004"/>
        </table:table-row>
        <table:table-row table:style-name="ro5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8">
          <table:table-cell office:value-type="string">
            <text:p>dz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6"/>
          <table:table-cell table:number-columns-repeated="1004"/>
        </table:table-row>
        <table:table-row table:style-name="ro5">
          <table:table-cell office:value-type="string">
            <text:p>dzɛ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8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z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dzur ?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6" office:value-type="string">
            <text:p>be sour</text:p>
          </table:table-cell>
          <table:table-cell table:number-columns-repeated="1004"/>
        </table:table-row>
        <table:table-row table:style-name="ro8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6" office:value-type="string">
            <text:p>to crack</text:p>
          </table:table-cell>
          <table:table-cell table:number-columns-repeated="1004"/>
        </table:table-row>
        <table:table-row table:style-name="ro5">
          <table:table-cell office:value-type="string">
            <text:p>g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6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5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g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8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5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8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glu[m|p]t</text:p>
          </table:table-cell>
          <table:table-cell table:style-name="ce3"/>
          <table:table-cell/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5">
          <table:table-cell office:value-type="string">
            <text:p>g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5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gup &gt; gup-s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5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5">
          <table:table-cell office:value-type="string">
            <text:p>hapt 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5">
          <table:table-cell office:value-type="string">
            <text:p>h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5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9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5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5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8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9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8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5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5">
          <table:table-cell office:value-type="string">
            <text:p>hɔŋ &gt; hɔŋ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5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4"/>
          <table:table-cell table:style-name="Default"/>
          <table:table-cell table:number-columns-repeated="1004"/>
        </table:table-row>
        <table:table-row table:style-name="ro5">
          <table:table-cell office:value-type="string">
            <text:p>hum</text:p>
          </table:table-cell>
          <table:table-cell table:style-name="ce3"/>
          <table:table-cell/>
          <table:table-cell table:style-name="ce3"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5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8" office:value-type="string">
            <text:p>hɨtma (hɨttu)</text:p>
          </table:table-cell>
          <table:table-cell office:value-type="string">
            <text:p>burn</text:p>
          </table:table-cell>
          <table:table-cell table:style-name="ce8"/>
          <table:table-cell table:number-columns-repeated="1005"/>
        </table:table-row>
        <table:table-row table:style-name="ro9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8">
          <table:table-cell office:value-type="string">
            <text:p>jakt &gt; jak-s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5">
          <table:table-cell table:style-name="ce6" office:value-type="string">
            <text:p>jaŋ</text:p>
          </table:table-cell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5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7">
          <table:table-cell office:value-type="string">
            <text:p>j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yoŋma (y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8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yima (y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5">
          <table:table-cell table:style-name="ce6" office:value-type="string">
            <text:p>juŋ</text:p>
          </table:table-cell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8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y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5">
          <table:table-cell office:value-type="string">
            <text:p>k[e|i]p &gt; kep-t / kʰept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5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6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5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5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8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6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5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8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kʰɑp &gt; gɑp &gt; gɑp-t</text:p>
          </table:table-cell>
          <table:table-cell table:style-name="ce3"/>
          <table:table-cell table:style-name="ce6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8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ʰoŋ &gt; kʰoŋt</text:p>
          </table:table-cell>
          <table:table-cell table:style-name="ce3"/>
          <table:table-cell/>
          <table:table-cell table:style-name="ce3" office:value-type="string">
            <text:p>kh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style-name="ce3" office:value-type="string">
            <text:p>kʰonma (kʰonta)</text:p>
          </table:table-cell>
          <table:table-cell office:value-type="string">
            <text:p>to rise, to resurrec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8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9">
          <table:table-cell office:value-type="string">
            <text:p>kh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2">
          <table:table-cell office:value-type="string">
            <text:p>k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5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8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5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8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9">
          <table:table-cell office:value-type="string">
            <text:p>l[a|o]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 office:value-type="string">
            <text:p>l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5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5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lɛmt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9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9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5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6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6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5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5">
          <table:table-cell office:value-type="string">
            <text:p>m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8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6"/>
          <table:table-cell table:number-columns-repeated="1004"/>
        </table:table-row>
        <table:table-row table:style-name="ro9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9">
          <table:table-cell office:value-type="string">
            <text:p>mɑŋ &gt; mɑk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5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8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5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5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nɑ-si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9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7">
          <table:table-cell office:value-type="string">
            <text:p>n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6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8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4"/>
          <table:table-cell table:number-columns-repeated="1005"/>
        </table:table-row>
        <table:table-row table:style-name="ro5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9">
          <table:table-cell office:value-type="string">
            <text:p>ŋet &gt; ŋet-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5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5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9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5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5">
          <table:table-cell office:value-type="string">
            <text:p>pʰ[r]ek &gt; pʰrek-t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pʰ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5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2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9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1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5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9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6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6"/>
          <table:table-cell table:number-columns-repeated="1004"/>
        </table:table-row>
        <table:table-row table:style-name="ro8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6">
          <table:table-cell office:value-type="string">
            <text:p>pram &gt; bram &gt; b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pum &gt; pum-t</text:p>
          </table:table-cell>
          <table:table-cell table:style-name="ce3"/>
          <table:table-cell table:style-name="ce6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5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r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8">
          <table:table-cell table:style-name="ce6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6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6" office:value-type="string">
            <text:p>laugh</text:p>
          </table:table-cell>
          <table:table-cell table:style-name="ce6" office:value-type="string">
            <text:p>vi</text:p>
          </table:table-cell>
          <table:table-cell table:style-name="ce3" office:value-type="string">
            <text:p>ima (iy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8">
          <table:table-cell table:style-name="ce6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6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6" office:value-type="string">
            <text:p>write</text:p>
          </table:table-cell>
          <table:table-cell table:style-name="ce6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table:style-name="ce6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6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6" office:value-type="string">
            <text:p>stand</text:p>
          </table:table-cell>
          <table:table-cell table:style-name="ce6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9">
          <table:table-cell table:style-name="ce6" office:value-type="string">
            <text:p>ront</text:p>
          </table:table-cell>
          <table:table-cell table:style-name="ce3"/>
          <table:table-cell table:style-name="ce6"/>
          <table:table-cell table:style-name="ce3" office:value-type="string">
            <text:p>ront</text:p>
          </table:table-cell>
          <table:table-cell table:style-name="ce6" office:value-type="string">
            <text:p>make a hole from the bottom</text:p>
          </table:table-cell>
          <table:table-cell table:style-name="ce6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6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3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7">
          <table:table-cell table:style-name="ce6" office:value-type="string">
            <text:p>ru[m|p]t &gt; rups</text:p>
          </table:table-cell>
          <table:table-cell table:style-name="ce3"/>
          <table:table-cell table:style-name="ce6"/>
          <table:table-cell table:style-name="ce3" office:value-type="string">
            <text:p>rumt</text:p>
          </table:table-cell>
          <table:table-cell table:style-name="ce6" office:value-type="string">
            <text:p>coil around (a stick, tree), cut around (ridge)</text:p>
          </table:table-cell>
          <table:table-cell table:style-name="ce6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5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9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16">
          <table:table-cell office:value-type="string">
            <text:p>s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sɛl &gt; sɛl-t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5">
          <table:table-cell office:value-type="string">
            <text:p>sɛŋ &gt; sɛŋ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8">
          <table:table-cell office:value-type="string">
            <text:p>s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8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8">
          <table:table-cell office:value-type="string">
            <text:p>s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s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9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8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9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7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6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7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8">
          <table:table-cell office:value-type="string">
            <text:p>t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8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5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6" office:value-type="string">
            <text:p>be lost</text:p>
          </table:table-cell>
          <table:table-cell table:style-name="ce3"/>
          <table:table-cell table:style-name="ce6" table:number-columns-repeated="2"/>
          <table:table-cell table:number-columns-repeated="1003"/>
        </table:table-row>
        <table:table-row table:style-name="ro5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6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6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6" office:value-type="string">
            <text:p>to make stand</text:p>
          </table:table-cell>
          <table:table-cell table:style-name="ce14"/>
          <table:table-cell table:style-name="ce9"/>
          <table:table-cell table:style-name="ce6"/>
          <table:table-cell table:number-columns-repeated="1003"/>
        </table:table-row>
        <table:table-row table:style-name="ro9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h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5">
          <table:table-cell office:value-type="string">
            <text:p>tʰu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7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6"/>
          <table:table-cell table:style-name="ce3" office:value-type="string">
            <text:p>thoks</text:p>
          </table:table-cell>
          <table:table-cell table:style-name="ce6" office:value-type="string">
            <text:p>to butt, to gore, to strike (with the head or horn)</text:p>
          </table:table-cell>
          <table:table-cell table:style-name="ce6"/>
          <table:table-cell table:number-columns-repeated="1003"/>
        </table:table-row>
        <table:table-row table:style-name="ro8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6">
          <table:table-cell office:value-type="string">
            <text:p>t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5">
          <table:table-cell office:value-type="string">
            <text:p>ts[e|a]k &gt; tsak-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9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5">
          <table:table-cell office:value-type="string">
            <text:p>ts[o|u]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04"/>
        </table:table-row>
        <table:table-row table:style-name="ro8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ʦ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ent &gt; dzen &gt; dzent</text:p>
          </table:table-cell>
          <table:table-cell table:style-name="ce3"/>
          <table:table-cell/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 office:value-type="string">
            <text:p>cenma (centu)</text:p>
          </table:table-cell>
          <table:table-cell office:value-type="string">
            <text:p>to splice (firewood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6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5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5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8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8">
          <table:table-cell office:value-type="string">
            <text:p>tsi:[m|p]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5">
          <table:table-cell office:value-type="string">
            <text:p>ts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9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6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tsup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5">
          <table:table-cell office:value-type="string">
            <text:p>tsurt &gt; dzur &gt; dzur-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5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7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6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6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5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5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7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6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8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8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9">
          <table:table-cell office:value-type="string">
            <text:p>ʔɛk</text:p>
          </table:table-cell>
          <table:table-cell table:style-name="ce3"/>
          <table:table-cell table:style-name="ce6"/>
          <table:table-cell table:style-name="ce3" office:value-type="string">
            <text:p>ʔek</text:p>
          </table:table-cell>
          <table:table-cell table:style-name="ce6" office:value-type="string">
            <text:p>tear</text:p>
          </table:table-cell>
          <table:table-cell table:style-name="ce6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6" office:value-type="string">
            <text:p>to break in two (of long objects)</text:p>
          </table:table-cell>
          <table:table-cell table:number-columns-repeated="1004"/>
        </table:table-row>
        <table:table-row table:style-name="ro8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5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8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8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9">
          <table:table-cell office:value-type="string">
            <text:p>ʔɔ:k &gt; ʔɔ:k-t</text:p>
          </table:table-cell>
          <table:table-cell table:style-name="ce3"/>
          <table:table-cell/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1">
          <table:table-cell office:value-type="string">
            <text:p>ʔɔr &gt; ʔɔr-si</text:p>
          </table:table-cell>
          <table:table-cell table:style-name="ce3"/>
          <table:table-cell table:style-name="ce6"/>
          <table:table-cell table:style-name="ce3" office:value-type="string">
            <text:p>ʔor</text:p>
          </table:table-cell>
          <table:table-cell table:style-name="ce6" office:value-type="string">
            <text:p>break(cob of the corn)</text:p>
          </table:table-cell>
          <table:table-cell table:style-name="ce6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6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9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7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7" table:number-rows-repeated="65258">
          <table:table-cell table:number-columns-repeated="1014"/>
        </table:table-row>
        <table:table-row table:style-name="ro7">
          <table:table-cell table:style-name="Default" table:number-columns-repeated="10"/>
          <table:table-cell table:number-columns-repeated="1004"/>
        </table:table-row>
        <table:table-row table:style-name="ro7">
          <table:table-cell table:style-name="Default" table:number-columns-repeated="11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9"/>
        <table:table-column table:style-name="co4" table:default-cell-style-name="ce9"/>
        <table:table-column table:style-name="co2" table:default-cell-style-name="ce9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13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9" table:number-columns-repeated="3"/>
        </table:table-row>
        <table:table-row table:style-name="ro1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9" table:number-columns-repeated="2"/>
          <table:table-cell table:style-name="ce9" office:value-type="string">
            <text:p>phoks</text:p>
          </table:table-cell>
          <table:table-cell table:style-name="ce9" office:value-type="string">
            <text:p>rouse, awaken</text:p>
          </table:table-cell>
          <table:table-cell table:style-name="ce9" table:number-columns-repeated="3"/>
        </table:table-row>
        <table:table-row table:style-name="ro14" table:number-rows-repeated="42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>
          <table:table-cell table:style-name="ce9"/>
          <table:table-cell table:number-columns-repeated="5"/>
          <table:table-cell table:style-name="ce9" table:number-columns-repeated="5"/>
          <table:table-cell table:style-name="ce10" table:number-columns-repeated="2"/>
        </table:table-row>
        <table:table-row table:style-name="ro14" table:number-rows-repeated="13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4" table:number-rows-repeated="7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4" table:number-rows-repeated="44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>
          <table:table-cell table:style-name="ce9"/>
          <table:table-cell table:number-columns-repeated="5"/>
          <table:table-cell table:style-name="ce9" table:number-columns-repeated="6"/>
          <table:table-cell table:style-name="ce11"/>
        </table:table-row>
        <table:table-row table:style-name="ro14" table:number-rows-repeated="58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4" table:number-rows-repeated="23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>
          <table:table-cell table:style-name="ce9"/>
          <table:table-cell table:number-columns-repeated="5"/>
          <table:table-cell table:style-name="ce9" table:number-columns-repeated="6"/>
          <table:table-cell table:style-name="ce10"/>
        </table:table-row>
        <table:table-row table:style-name="ro14" table:number-rows-repeated="16">
          <table:table-cell table:style-name="ce9"/>
          <table:table-cell table:number-columns-repeated="5"/>
          <table:table-cell table:style-name="ce9" table:number-columns-repeated="7"/>
        </table:table-row>
        <table:table-row table:style-name="ro14" table:number-rows-repeated="65323">
          <table:table-cell table:number-columns-repeated="13"/>
        </table:table-row>
        <table:table-row table:style-name="ro14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0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27/02/2016</text:date>, <text:time>22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2-27T22:48:35.63</dc:date>
    <meta:editing-duration>P1DT21H59M53S</meta:editing-duration>
    <meta:editing-cycles>356</meta:editing-cycles>
    <meta:generator>OpenOffice/4.0.1$Win32 OpenOffice.org_project/401m5$Build-9714</meta:generator>
    <dc:creator>Guillaume Jacques</dc:creator>
    <meta:document-statistic meta:table-count="3" meta:cell-count="1836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